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fo:font-weight="bold"/>
    </style:style>
    <style:style style:name="P4" style:family="paragraph" style:parent-style-name="Text_20_body" style:list-style-name="L3">
      <style:text-properties fo:font-weight="bold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4">
      <style:text-properties fo:font-weight="bold"/>
    </style:style>
    <style:style style:name="P8" style:family="paragraph" style:parent-style-name="Text_20_body" style:list-style-name="L5"/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ier ist die finale Zusammenfassung deines Konzepts für den NodeMCU-Datenlogger, inklusive aller Optimierungen (RAM-Puffer, Client-Side-ZIP, Sicherheitslimits), auf die wir uns verständigt haben.</text:p>
      <text:p text:style-name="Text_20_body">Dies dient als deine <text:span text:style-name="T1">Spezifikation für die Programmierung</text:span>.</text:p>
      <text:h text:style-name="Heading_20_3" text:outline-level="3">1. Hardware &amp; Basis</text:h>
      <text:list text:style-name="L1">
        <text:list-item>
          <text:p text:style-name="P1"><text:span text:style-name="T1">Board:</text:span> NodeMCU Lolin V3 (ESP8266).</text:p>
        </text:list-item>
        <text:list-item>
          <text:p text:style-name="P1"><text:span text:style-name="T1">Sensor:</text:span> DHT22 (Temperatur &amp; Luftfeuchtigkeit).</text:p>
        </text:list-item>
        <text:list-item>
          <text:p text:style-name="P1"><text:span text:style-name="T1">Dateisystem:</text:span> LittleFS (im Flash-Speicher des ESP).</text:p>
        </text:list-item>
        <text:list-item>
          <text:p text:style-name="P1"><text:span text:style-name="T1">Verbindung:</text:span> WLAN Station-Mode (verbindet sich mit Router) für NTP-Zeit und Webzugriff.</text:p>
        </text:list-item>
      </text:list>
      <text:h text:style-name="Heading_20_3" text:outline-level="3">2. Mess-Logik &amp; Zeitmanagement</text:h>
      <text:list text:style-name="L2">
        <text:list-item>
          <text:p text:style-name="P2"><text:span text:style-name="T1">Boot-Vorgang:</text:span> Verbindung zu WLAN herstellen → NTP-Zeit abrufen.</text:p>
        </text:list-item>
        <text:list-item>
          <text:p text:style-name="P2"><text:span text:style-name="T1">Strict-Mode:</text:span> Es wird <text:span text:style-name="T1">nicht</text:span> geloggt, solange das Jahr &lt; 2020 ist (verhindert "1970"-Datenmüll bei Stromausfall ohne WLAN).</text:p>
        </text:list-item>
        <text:list-item>
          <text:p text:style-name="P3">Sensor-Abfrage:</text:p>
          <text:list>
            <text:list-item>
              <text:p text:style-name="P2">Nicht-blockierend (<text:span text:style-name="Source_20_Text">millis()</text:span> statt <text:span text:style-name="Source_20_Text">delay()</text:span>).</text:p>
            </text:list-item>
            <text:list-item>
              <text:p text:style-name="P2">Fehlerbehandlung: Werte wie <text:span text:style-name="Source_20_Text">NaN</text:span> (Not a Number) werden ignoriert/verworfen, bevor sie verarbeitet werden.</text:p>
            </text:list-item>
          </text:list>
        </text:list-item>
        <text:list-item>
          <text:p text:style-name="P2"><text:span text:style-name="T1">Intervall:</text:span> Wählbar über Webinterface (1, 5, 10, 15, 20, 30, 60 Min), gespeichert in <text:span text:style-name="Source_20_Text">settings.json</text:span>.</text:p>
        </text:list-item>
      </text:list>
      <text:h text:style-name="Heading_20_3" text:outline-level="3">3. Speicherstrategie (Flash-Schutz)</text:h>
      <text:p text:style-name="Text_20_body">Um den Flash-Speicher vor Abnutzung zu schützen und Geschwindigkeit zu erhalten:</text:p>
      <text:list text:style-name="L3">
        <text:list-item>
          <text:p text:style-name="P4">RAM-Puffer (Batch-Write):</text:p>
          <text:list>
            <text:list-item>
              <text:p text:style-name="P5">Messwerte landen erst in einem <text:span text:style-name="Source_20_Text">struct</text:span>-Array im RAM (Größe: ca. 10 Einträge).</text:p>
            </text:list-item>
            <text:list-item>
              <text:p text:style-name="P5">Erst wenn der Puffer voll ist, wird die Datei geöffnet und alle 10 Werte am Stück geschrieben.</text:p>
            </text:list-item>
          </text:list>
        </text:list-item>
        <text:list-item>
          <text:p text:style-name="P5"><text:span text:style-name="T1">Dateiformat:</text:span> CSV (<text:span text:style-name="Source_20_Text">timestamp;temp;hum</text:span>).</text:p>
        </text:list-item>
        <text:list-item>
          <text:p text:style-name="P5"><text:span text:style-name="T1">Dateirotation:</text:span> Eine Datei pro Woche (<text:span text:style-name="Source_20_Text">YYYY-Www.csv</text:span>).</text:p>
        </text:list-item>
        <text:list-item>
          <text:p text:style-name="P5"><text:span text:style-name="T1">85%-Regel:</text:span> Vor dem Schreiben wird geprüft, ob LittleFS &gt; 85% belegt ist. Falls ja, wird die <text:span text:style-name="T1">älteste</text:span> Wochendatei gelöscht, um Platz zu schaffen und Dateisystemfehler zu vermeiden.</text:p>
        </text:list-item>
      </text:list>
      <text:h text:style-name="Heading_20_3" text:outline-level="3">4. Webinterface &amp; Datenexport</text:h>
      <text:p text:style-name="Text_20_body">Das Interface liegt als HTML/JS-Dateien im LittleFS.</text:p>
      <text:list text:style-name="L4">
        <text:list-item>
          <text:p text:style-name="P6"><text:span text:style-name="T1">Dashboard:</text:span> Zeigt aktuelle Werte und Speicherbelegung (Text + Balken).</text:p>
        </text:list-item>
        <text:list-item>
          <text:p text:style-name="P6"><text:soft-page-break/><text:span text:style-name="T1">Chart:</text:span> <text:span text:style-name="Source_20_Text">Chart.js</text:span> visualisiert die Daten. Um Performance zu sparen, werden beim Laden großer Zeiträume ggf. Datenpunkte übersprungen (Downsampling).</text:p>
        </text:list-item>
        <text:list-item>
          <text:p text:style-name="P7">Download (Client-Side Logic):</text:p>
          <text:list>
            <text:list-item>
              <text:p text:style-name="P6"><text:span text:style-name="T2">Einzeln:</text:span> Download der aktuellen Woche als CSV.</text:p>
            </text:list-item>
            <text:list-item>
              <text:p text:style-name="P6"><text:span text:style-name="T2">Archiv:</text:span> Der "Download Alles (ZIP)"-Button triggert ein JavaScript (nutzt <text:span text:style-name="Source_20_Text">JSZip</text:span>-Bibliothek). Der Browser lädt alle CSVs einzeln herunter und packt sie lokal auf dem PC/Handy in eine ZIP. Der ESP muss nicht zippen (spart RAM).</text:p>
            </text:list-item>
          </text:list>
        </text:list-item>
      </text:list>
      <text:h text:style-name="Heading_20_3" text:outline-level="3">5. Software-Architektur (Module)</text:h>
      <text:list text:style-name="L5">
        <text:list-item>
          <text:p text:style-name="P8"><text:span text:style-name="Source_20_Text"><text:span text:style-name="T1">main.ino</text:span></text:span>: Setup, Loop-Steuerung, Puffer-Logik.</text:p>
        </text:list-item>
        <text:list-item>
          <text:p text:style-name="P8"><text:span text:style-name="Source_20_Text"><text:span text:style-name="T1">Sensor.cpp</text:span></text:span>: Kapselt DHT22-Bibliothek, filtert <text:span text:style-name="Source_20_Text">NaN</text:span>-Werte.</text:p>
        </text:list-item>
        <text:list-item>
          <text:p text:style-name="P8"><text:span text:style-name="Source_20_Text"><text:span text:style-name="T1">Storage.cpp</text:span></text:span>: Verwaltet LittleFS, schreibt den RAM-Puffer in CSV, prüft die 85%-Grenze und löscht alte Dateien.</text:p>
        </text:list-item>
        <text:list-item>
          <text:p text:style-name="P8"><text:span text:style-name="Source_20_Text"><text:span text:style-name="T1">Webserver.cpp</text:span></text:span>: Stellt HTML bereit, API-Endpunkte für Daten (<text:span text:style-name="Source_20_Text">/api/data</text:span>) und Konfiguration (<text:span text:style-name="Source_20_Text">/api/settings</text:span>).</text:p>
        </text:list-item>
        <text:list-item>
          <text:p text:style-name="P8"><text:span text:style-name="Source_20_Text"><text:span text:style-name="T1">Utils.cpp</text:span></text:span>: NTP-Zeitmanagement und Formatierung.</text:p>
        </text:list-item>
      </text:list>
      <text:p text:style-name="Text_20_body">Damit hast du ein robustes System, das die Schwächen des ESP8266 (wenig RAM, Flash-Verschleiß) gezielt umgeht und trotzdem den Komfort (ZIP-Download, Web-Chart) bietet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17:22:57.607808900</meta:creation-date>
    <dc:date>2025-11-27T18:15:04.946882200</dc:date>
    <meta:editing-duration>PT52M6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2" meta:paragraph-count="36" meta:word-count="377" meta:character-count="2725" meta:non-whitespace-character-count="2409"/>
  </office:meta>
</office:document-meta>
</file>